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Microsoft YaHei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4c88" officeooo:paragraph-rsid="000b4c88"/>
    </style:style>
    <style:style style:name="P2" style:family="paragraph" style:parent-style-name="Standard">
      <style:text-properties officeooo:paragraph-rsid="000b4c88"/>
    </style:style>
    <style:style style:name="T1" style:family="text">
      <style:text-properties officeooo:rsid="000b4c88"/>
    </style:style>
    <style:style style:name="T2" style:family="text">
      <style:text-properties fo:font-variant="normal" fo:text-transform="none" fo:color="#333333" style:font-name="Arial" fo:font-size="9pt" fo:letter-spacing="normal" fo:font-style="normal" fo:font-weight="bold"/>
    </style:style>
    <style:style style:name="T3" style:family="text">
      <style:text-properties fo:font-variant="normal" fo:text-transform="none" fo:color="#333333" style:font-name="Arial" fo:font-size="9pt" fo:letter-spacing="normal" fo:font-style="normal" fo:font-weight="bold" officeooo:rsid="000b4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ance API deails</text:p>
      <text:p text:style-name="P1"/>
      <text:p text:style-name="P1">API key: pairs-trading-model</text:p>
      <text:p text:style-name="P2"><text:span text:style-name="T1">API-Key: </text:span><text:span text:style-name="T2">WoZMHPqh51fvSsUE59jA64UosDRnYW2COriCPbz6nVWqPynzL4jf1oAa5ozMQbqT</text:span></text:p>
      <text:p text:style-name="P2"><text:span text:style-name="T3">Secret Key: </text:span><text:span text:style-name="T2">xaMl9wAiksc9E8LwtN8qbSBNCb2SIZK6zi9rBWg7lpoebZAzL9OhkKjhq96OYs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Microsoft YaHei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4:26:49.847467851</meta:creation-date>
    <dc:date>2020-04-08T14:29:54.221832048</dc:date>
    <meta:editing-duration>PT3M5S</meta:editing-duration>
    <meta:editing-cycles>1</meta:editing-cycles>
    <meta:document-statistic meta:table-count="0" meta:image-count="0" meta:object-count="0" meta:page-count="1" meta:paragraph-count="4" meta:word-count="11" meta:character-count="195" meta:non-whitespace-character-count="188"/>
    <meta:generator>LibreOffice/6.0.7.3$Linux_X86_64 LibreOffice_project/00m0$Build-3</meta:generator>
  </office:meta>
</office:document-meta>
</file>